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01cm" svg:height="4.362cm" draw:transform="skewX (-0.000174532925199437) rotate (0.0977384381116825) translate (2.496498100836cm 4.735858546042cm)" svg:viewBox="0 0 4702 4363" svg:d="M1206 21c2706-132 3625 337 3481 2086-143 1749-1821 2395-4600 2231-188-9-64-790 295-794 1699 188 3692 123 3659-1422-34-1544-1589-1490-3046-1313-284-10-71-775 211-788z">
          <text:p/>
        </draw:path>
        <draw:path draw:style-name="gr2" draw:text-style-name="P1" draw:layer="layout" svg:width="0.902cm" svg:height="0.661cm" draw:transform="skewX (0.001221730476396) rotate (-2.1556561591382) translate (3.60279065192769cm 8.38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5.543cm" svg:height="0.775cm" draw:transform="skewX (-0.00017453292519943) rotate (-1.55264490257416) translate (3.9025185803652cm 2.8942306699009cm)" svg:viewBox="0 0 5544 776" svg:d="M63 691c340 29 1723 68 2443 83 718 7 2627-10 2999-14 128 2-88-707-198-708-416-4-1618 85-2456 92-840 14-2391-69-2746-144-122-15-140 679-42 691z">
          <text:p/>
        </draw:path>
        <draw:path draw:style-name="gr2" draw:text-style-name="P1" draw:layer="layout" svg:width="0.902cm" svg:height="0.661cm" draw:transform="rotate (-2.15687788961459) translate (4.0724578120657cm 8.205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skewX (0.00244346095279195) rotate (-2.1556561591382) translate (4.0434736659504cm 2.88235618810031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02cm" svg:height="0.661cm" draw:transform="rotate (-2.15687788961459) translate (4.1116244787323cm 4.78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166cm" svg:height="4.552cm" draw:transform="skewX (0.000872664625997164) rotate (-1.55247036964896) translate (7.278856693454cm 2.0534639066459cm)" svg:viewBox="0 0 1167 4553" svg:d="M1166 4458c-78-342-272-1114-337-1883-66-768-30-2016-15-2223 7-108-810-511-814-283-2 227 15 1642 104 2464 88 822 182 1368 279 1917 21 173 807 95 783 8z">
          <text:p/>
        </draw:path>
        <draw:path draw:style-name="gr2" draw:text-style-name="P1" draw:layer="layout" svg:width="0.902cm" svg:height="0.661cm" draw:transform="rotate (-2.15687788961459) translate (7.55579114539899cm 2.21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3.405791145399cm 2.6407947751291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3:46.535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